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800000245BFF8940B75C67E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stroke-linejoin="round" draw:fill="none"/>
    </style:style>
    <style:style style:name="gr2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14.171cm, 7.829cm, 8.451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12.501cm" svg:height="6.458cm" svg:x="0.214cm" svg:y="-0.923cm" svg:viewBox="0 0 12502 6459" draw:points="6251,6459 0,6459 0,0 12502,0 12502,6459">
          <text:p/>
        </draw:polygon>
        <draw:frame draw:style-name="gr2" draw:text-style-name="P1" draw:layer="layout" svg:width="0.002cm" svg:height="0.937cm" svg:x="-3.786cm" svg:y="-8.131cm">
          <draw:text-box>
            <text:p/>
          </draw:text-box>
        </draw:frame>
        <draw:frame draw:style-name="gr3" draw:text-style-name="P2" draw:layer="layout" svg:width="3.599cm" svg:height="5.799cm" svg:x="0.201cm" svg:y="0.201cm">
          <draw:image xlink:href="Pictures/100002010000040800000245BFF8940B75C67E1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09T22:00:53.917736660</dc:date>
    <meta:editing-duration>PT3M11S</meta:editing-duration>
    <meta:editing-cycles>1</meta:editing-cycles>
    <meta:document-statistic meta:object-count="3"/>
    <meta:generator>LibreOffice/5.1.6.2$Linux_X86_64 LibreOffice_project/10m0$Build-2</meta:generator>
  </office:meta>
</office:document-meta>
</file>